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ình lập topic này mong muốn các bạn có thể post thông tin phần công việc của mình để nếu khi các bạn review code hay bị bug trên code của bạn khác có thể liên hệ và cùng fix.</text:p>
      <text:p text:style-name="Standard"/>
      <text:p text:style-name="Standard">Thiên Thành</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2M40S</meta:editing-duration>
    <meta:editing-cycles>3</meta:editing-cycles>
    <meta:generator>OpenOffice.org/3.1$Win32 OpenOffice.org_project/310m19$Build-9420</meta:generator>
    <dc:date>2010-05-15T23:06:31.89</dc:date>
    <meta:document-statistic meta:table-count="0" meta:image-count="0" meta:object-count="0" meta:page-count="1" meta:paragraph-count="3" meta:word-count="42" meta:character-count="187"/>
    <dc:creator>ThienThanh Vo</dc:creator>
    <meta:user-defined meta:name="Info 1"/>
    <meta:user-defined meta:name="Info 2"/>
    <meta:user-defined meta:name="Info 3"/>
    <meta:user-defined meta:name="Info 4"/>
  </office:meta>
</office:document-meta>
</file>